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2" style:family="table">
      <style:table-properties style:width="15.596cm" fo:margin-left="0cm" fo:margin-right="-0.007cm" table:align="margins" style:writing-mode="lr-tb"/>
    </style:style>
    <style:style style:name="Tabla2.A" style:family="table-column">
      <style:table-column-properties style:column-width="3.787cm" style:rel-column-width="15913*"/>
    </style:style>
    <style:style style:name="Tabla2.B" style:family="table-column">
      <style:table-column-properties style:column-width="11.809cm" style:rel-column-width="4962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05030874991792455" text:style-name="Outline">
        <text:list-item>
          <text:h text:style-name="P4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1923371578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flutter-community/developing-and-debugging-flutter-apps-for-ios-without-a-mac-8d362a8ec667?fbclid=IwAR35TaV3GwQpjX1dQ-5UyLfyZQ77Lk1R2MU68Uf9qmd4gwDjTUzHpOM812A" text:style-name="Internet_20_link" text:visited-style-name="Visited_20_Internet_20_Link">Progrmar para aifon sin mac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CodingDoug/whats-the-relationship-between-firebase-and-google-cloud-57e268a7ff6f" text:style-name="Internet_20_link" text:visited-style-name="Visited_20_Internet_20_Link">Furebase y google cloud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expertise.jetruby.com/firebase-cloud-storage-how-to-and-use-case-dd9810fe041b" text:style-name="Internet_20_link" text:visited-style-name="Visited_20_Internet_20_Link">firebase y cloud storage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hackernoon.com/make-predictions-on-a-custom-automl-model-with-cloud-functions-and-firebase-ec3868a1671b" text:style-name="Internet_20_link" text:visited-style-name="Visited_20_Internet_20_Link">predicciones sobre 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google-developers/firebase-google-cloud-whats-different-with-cloud-functions-612d9e1e89cb" text:style-name="Internet_20_link" text:visited-style-name="Visited_20_Internet_20_Link">cloud function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mindorks/flutter-getting-started-with-vscode-setup-for-mac-9c8fdef98962?fbclid=IwAR116jA_geDdiuAR_BLOHrO1jih2nK8VGOskWWS9KYX0fpcHHWgVjjvz3zM" text:style-name="Internet_20_link" text:visited-style-name="Visited_20_Internet_20_Link">Instalaciòn de flutter sobre mac</text:a></text:p>
          </table:table-cell>
        </table:table-row>
      </table:table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/>
          </table:table-cell>
          <table:table-cell table:style-name="Tabla2.B1" office:value-type="string">
            <text:p text:style-name="Table_20_Contents"><text:a xlink:type="simple" xlink:href="https://medium.com/flutter-community/cicd-for-flutter-fdc07fe52abd" text:style-name="Internet_20_link" text:visited-style-name="Visited_20_Internet_20_Link">cicd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proandroiddev.com/mocking-a-server-with-firebase-3b4376ce3596" text:style-name="Internet_20_link" text:visited-style-name="Visited_20_Internet_20_Link">Hacer un servidor con Firebase</text:a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2" office:value-type="string">
            <text:p text:style-name="Table_20_Contents"><text:a xlink:type="simple" xlink:href="https://medium.com/flutter-community/flutter-mlkit-8039ec66b6a" text:style-name="Internet_20_link" text:visited-style-name="Visited_20_Internet_20_Link">flutter y milkit</text:a> <text:s/>Lee una tarjeta de visita</text:p>
          </table:table-cell>
        </table:table-row>
      </table:table>
      <text:p text:style-name="P2"/>
      <text:list xml:id="list4771777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98</meta:editing-cycles>
    <meta:creation-date>2018-03-07T12:45:00</meta:creation-date>
    <dc:date>2019-02-11T12:11:19</dc:date>
    <meta:editing-duration>P4DT23H31M22S</meta:editing-duration>
    <meta:generator>OpenOffice/4.1.6$Unix OpenOffice.org_project/416m1$Build-9790</meta:generator>
    <dc:creator>Máximo Meza</dc:creator>
    <meta:document-statistic meta:table-count="2" meta:image-count="0" meta:object-count="0" meta:page-count="3" meta:paragraph-count="42" meta:word-count="108" meta:character-count="7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